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0427f3" officeooo:paragraph-rsid="000427f3"/>
    </style:style>
    <style:style style:name="P2" style:family="paragraph" style:parent-style-name="Text_20_body">
      <style:text-properties officeooo:rsid="000427f3" officeooo:paragraph-rsid="000427f3"/>
    </style:style>
    <style:style style:name="P3" style:family="paragraph" style:parent-style-name="Text_20_body">
      <style:text-properties officeooo:rsid="00059d46" officeooo:paragraph-rsid="00059d46"/>
    </style:style>
    <style:style style:name="T1" style:family="text">
      <style:text-properties officeooo:rsid="00059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éléchargement d’un fichier </text:h>
      <text:p text:style-name="P2">Description : les membres de la bibliothèque peuvent télécharger les oeuvres du domaine publique</text:p>
      <text:p text:style-name="P2">Contrainte : l’utilisatuer doit être membre de la bibliothèque.</text:p>
      <text:p text:style-name="P2">étapes:</text:p>
      <text:p text:style-name="P2">1. l’utilisateur si non membre se crée un compte et devient membre.</text:p>
      <text:p text:style-name="P2">2. trouver l’oeuvre soit en cherchant soit en consultant les rubriques et la trouver.</text:p>
      <text:p text:style-name="P2">3. choisir le choix de télécharger l’oeuvre demandée (il faut que l’oeuvre soit du domaine publique).</text:p>
      <text:p text:style-name="P2">4. <text:span text:style-name="T1">télécharger le fichier.</text:span></text:p>
      <text:p text:style-name="P3">5. pouvoir consulter les oeuvres téléchargées dans notre rubrique memb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6-21T15:22:33.792164413</meta:creation-date>
    <meta:generator>LibreOffice/25.2.6.2$Linux_X86_64 LibreOffice_project/520$Build-2</meta:generator>
    <dc:date>2025-10-13T15:04:42.085072597</dc:date>
    <meta:editing-duration>PT2M20S</meta:editing-duration>
    <meta:editing-cycles>1</meta:editing-cycles>
    <meta:document-statistic meta:table-count="0" meta:image-count="0" meta:object-count="0" meta:page-count="1" meta:paragraph-count="9" meta:word-count="83" meta:character-count="546" meta:non-whitespace-character-count="471"/>
  </office:meta>
</office:document-meta>
</file>